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f43" officeooo:paragraph-rsid="00134f43"/>
    </style:style>
    <style:style style:name="P2" style:family="paragraph" style:parent-style-name="Standard">
      <style:text-properties officeooo:rsid="0014ef82" officeooo:paragraph-rsid="0014ef82"/>
    </style:style>
    <style:style style:name="P3" style:family="paragraph" style:parent-style-name="Standard">
      <style:text-properties officeooo:rsid="0016d834" officeooo:paragraph-rsid="0016d834"/>
    </style:style>
    <style:style style:name="P4" style:family="paragraph" style:parent-style-name="Standard">
      <style:text-properties officeooo:rsid="0018ab3f" officeooo:paragraph-rsid="0018ab3f"/>
    </style:style>
    <style:style style:name="P5" style:family="paragraph" style:parent-style-name="Standard">
      <style:text-properties officeooo:rsid="0018ab3f" officeooo:paragraph-rsid="0018ab3f"/>
    </style:style>
    <style:style style:name="P6" style:family="paragraph" style:parent-style-name="Standard">
      <style:text-properties officeooo:rsid="001a0075" officeooo:paragraph-rsid="001a00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 text:c="3"/>TREE TRAVERSAL</text:p>
      <text:p text:style-name="P1"/>
      <text:p text:style-name="P1"/>
      <text:p text:style-name="Standard">#include&lt;iostream&gt;</text:p>
      <text:p text:style-name="Standard">using namespace std;</text:p>
      <text:p text:style-name="Standard">#include&lt;stdlib.h&gt;</text:p>
      <text:p text:style-name="Standard">struct node</text:p>
      <text:p text:style-name="Standard">{</text:p>
      <text:p text:style-name="Standard">int(info);</text:p>
      <text:p text:style-name="Standard">struct node *left;</text:p>
      <text:p text:style-name="Standard">struct node *right;</text:p>
      <text:p text:style-name="Standard">};</text:p>
      <text:p text:style-name="Standard">typedef struct node *NODE;</text:p>
      <text:p text:style-name="Standard">NODE getnode();</text:p>
      <text:p text:style-name="Standard">void freenode(NODE);</text:p>
      <text:p text:style-name="Standard">void preorder(NODE);</text:p>
      <text:p text:style-name="Standard">void inorder(NODE);</text:p>
      <text:p text:style-name="Standard">void postorder(NODE);</text:p>
      <text:p text:style-name="Standard">NODE maketree(int);</text:p>
      <text:p text:style-name="Standard">int main()</text:p>
      <text:p text:style-name="Standard">{</text:p>
      <text:p text:style-name="Standard">NODE tree=NULL;</text:p>
      <text:p text:style-name="Standard">tree=maketree('A');</text:p>
      <text:p text:style-name="Standard">tree-&gt;left=maketree('B');</text:p>
      <text:p text:style-name="Standard">tree-&gt;right=maketree('C');</text:p>
      <text:p text:style-name="Standard">cout&lt;&lt;"preorder traversal"&lt;&lt;endl;</text:p>
      <text:p text:style-name="Standard">preorder(tree);</text:p>
      <text:p text:style-name="Standard">cout&lt;&lt;"inorder traversal"&lt;&lt;endl;</text:p>
      <text:p text:style-name="Standard">inorder(tree);</text:p>
      <text:p text:style-name="Standard">cout&lt;&lt;"postorder traversal"&lt;&lt;endl;</text:p>
      <text:p text:style-name="Standard">postorder(tree);</text:p>
      <text:p text:style-name="Standard">}</text:p>
      <text:p text:style-name="Standard">NODE getnode()</text:p>
      <text:p text:style-name="Standard">{</text:p>
      <text:p text:style-name="Standard">NODE p;</text:p>
      <text:p text:style-name="Standard">p=(struct node*)malloc(sizeof(struct node));</text:p>
      <text:p text:style-name="Standard">return p;</text:p>
      <text:p text:style-name="Standard">}</text:p>
      <text:p text:style-name="Standard">void freenode(NODE p)</text:p>
      <text:p text:style-name="Standard">{</text:p>
      <text:p text:style-name="Standard">free(p);</text:p>
      <text:p text:style-name="Standard">}</text:p>
      <text:p text:style-name="Standard">void preorder(NODE t)</text:p>
      <text:p text:style-name="Standard">{</text:p>
      <text:p text:style-name="Standard">if(t!=NULL)</text:p>
      <text:p text:style-name="Standard">{</text:p>
      <text:p text:style-name="Standard">cout&lt;&lt;t-&gt;info&lt;&lt;endl;</text:p>
      <text:p text:style-name="Standard">preorder(t-&gt;left);</text:p>
      <text:p text:style-name="Standard">preorder(t-&gt;right);</text:p>
      <text:p text:style-name="Standard">}</text:p>
      <text:p text:style-name="Standard">}</text:p>
      <text:p text:style-name="Standard">void inorder(NODE t)</text:p>
      <text:p text:style-name="Standard"><text:soft-page-break/>{</text:p>
      <text:p text:style-name="Standard">if(t!=NULL)</text:p>
      <text:p text:style-name="Standard">{</text:p>
      <text:p text:style-name="Standard">inorder(t-&gt;left);</text:p>
      <text:p text:style-name="Standard">cout&lt;&lt;t-&gt;info&lt;&lt;endl;</text:p>
      <text:p text:style-name="Standard">inorder(t-&gt;right);</text:p>
      <text:p text:style-name="Standard">}</text:p>
      <text:p text:style-name="Standard">}</text:p>
      <text:p text:style-name="Standard">void postorder(NODE t)</text:p>
      <text:p text:style-name="Standard">{</text:p>
      <text:p text:style-name="Standard">if(t!=NULL)</text:p>
      <text:p text:style-name="Standard">{</text:p>
      <text:p text:style-name="Standard">postorder(t-&gt;left);</text:p>
      <text:p text:style-name="Standard">postorder(t-&gt;right);</text:p>
      <text:p text:style-name="Standard">cout&lt;&lt;t-&gt;info&lt;&lt;endl;</text:p>
      <text:p text:style-name="Standard">}</text:p>
      <text:p text:style-name="Standard">}</text:p>
      <text:p text:style-name="Standard">NODE maketree(int x)</text:p>
      <text:p text:style-name="Standard">{</text:p>
      <text:p text:style-name="Standard">NODE p;</text:p>
      <text:p text:style-name="Standard">p=getnode();</text:p>
      <text:p text:style-name="Standard">p-&gt;info=x;</text:p>
      <text:p text:style-name="Standard">p-&gt;left=NULL;</text:p>
      <text:p text:style-name="Standard">p-&gt;right=NULL;</text:p>
      <text:p text:style-name="Standard">return p;</text:p>
      <text:p text:style-name="Standard">}</text:p>
      <text:p text:style-name="Standard"/>
      <text:p text:style-name="Standard"/>
      <text:p text:style-name="Standard"/>
      <text:p text:style-name="P2">2. <text:s/>LINEAR SEARCH</text:p>
      <text:p text:style-name="P2"/>
      <text:p text:style-name="P2"/>
      <text:p text:style-name="P2">#include&lt;iostream&gt;</text:p>
      <text:p text:style-name="P2">using namespace std;</text:p>
      <text:p text:style-name="P2">#include&lt;stdlib.h&gt;</text:p>
      <text:p text:style-name="P2">#define MAXSIZE 500</text:p>
      <text:p text:style-name="P2">int linearsearch (int ele[],int max,int key);</text:p>
      <text:p text:style-name="P2">int ele[MAXSIZE],max,key;</text:p>
      <text:p text:style-name="P2">int main()</text:p>
      <text:p text:style-name="P2">{</text:p>
      <text:p text:style-name="P2">int i,pos,max;</text:p>
      <text:p text:style-name="P2">cout&lt;&lt;" how many elements you have in the list:"&lt;&lt;endl;</text:p>
      <text:p text:style-name="P2">cin&gt;&gt;max;</text:p>
      <text:p text:style-name="P2">cout&lt;&lt;"enter the key to be searched:"&lt;&lt;endl;</text:p>
      <text:p text:style-name="P2">cin&gt;&gt;key;</text:p>
      <text:p text:style-name="P2">cout&lt;&lt;"enter the values one by one:"&lt;&lt;endl;</text:p>
      <text:p text:style-name="P2">for(i=0;i&lt;max;i++)</text:p>
      <text:p text:style-name="P2">cin&gt;&gt; ele[i];</text:p>
      <text:p text:style-name="P2">pos=-1;</text:p>
      <text:p text:style-name="P2">pos=linearsearch(ele,max,key);</text:p>
      <text:p text:style-name="P2">if(pos!=-1)</text:p>
      <text:p text:style-name="P2">cout&lt;&lt;"the key"&lt;&lt;key&lt;&lt;"is found at the position"&lt;&lt;pos;</text:p>
      <text:p text:style-name="P2"><text:soft-page-break/>else</text:p>
      <text:p text:style-name="P2">cout&lt;&lt;"the key is not found "&lt;&lt;endl;</text:p>
      <text:p text:style-name="P2">}</text:p>
      <text:p text:style-name="P2">int linearsearch(int ele[],int max,int key)</text:p>
      <text:p text:style-name="P2">{</text:p>
      <text:p text:style-name="P2">int i,j,temp;</text:p>
      <text:p text:style-name="P2">for(i=0;i&lt;max;i++)</text:p>
      <text:p text:style-name="P2">{</text:p>
      <text:p text:style-name="P2">if(key==ele[i])</text:p>
      <text:p text:style-name="P2">return i;</text:p>
      <text:p text:style-name="P2">}</text:p>
      <text:p text:style-name="P2">return -1;</text:p>
      <text:p text:style-name="P2">}</text:p>
      <text:p text:style-name="P2"/>
      <text:p text:style-name="P2"/>
      <text:p text:style-name="P2"/>
      <text:p text:style-name="P3">3. SELECTION SORT</text:p>
      <text:p text:style-name="P3"/>
      <text:p text:style-name="P3"/>
      <text:p text:style-name="P3">#include &lt;iostream&gt;</text:p>
      <text:p text:style-name="P3">using namespace std;</text:p>
      <text:p text:style-name="P3">void swap(int *a, int *b)</text:p>
      <text:p text:style-name="P3"><text:s/>{</text:p>
      <text:p text:style-name="P3"><text:s text:c="2"/>int temp = *a;</text:p>
      <text:p text:style-name="P3"><text:s text:c="2"/>*a = *b;</text:p>
      <text:p text:style-name="P3"><text:s text:c="2"/>*b = temp;</text:p>
      <text:p text:style-name="P3">}</text:p>
      <text:p text:style-name="P3">void display(int array[], int size)</text:p>
      <text:p text:style-name="P3">{</text:p>
      <text:p text:style-name="P3"><text:s text:c="2"/>for (int i = 0; i &lt; size; i++) </text:p>
      <text:p text:style-name="P3"><text:s text:c="2"/>{</text:p>
      <text:p text:style-name="P3"><text:s text:c="4"/>cout &lt;&lt; array[i] &lt;&lt; " "&lt;&lt;endl;</text:p>
      <text:p text:style-name="P3"><text:s text:c="2"/>}</text:p>
      <text:p text:style-name="P3"><text:s text:c="2"/>cout &lt;&lt; endl;</text:p>
      <text:p text:style-name="P3">}</text:p>
      <text:p text:style-name="P3"/>
      <text:p text:style-name="P3">void selection(int array[], int size) </text:p>
      <text:p text:style-name="P3">{</text:p>
      <text:p text:style-name="P3"><text:s text:c="2"/>for (int step = 0; step &lt; size - 1; step++) </text:p>
      <text:p text:style-name="P3"><text:s text:c="2"/>{</text:p>
      <text:p text:style-name="P3"><text:s text:c="4"/>int min_idx = step;</text:p>
      <text:p text:style-name="P3"><text:s text:c="4"/>for (int i = step + 1; i &lt; size; i++) </text:p>
      <text:p text:style-name="P3"><text:s text:c="4"/>{</text:p>
      <text:p text:style-name="P3"><text:s text:c="6"/>if (array[i] &lt; array[step])</text:p>
      <text:p text:style-name="P3"><text:s text:c="8"/>min_idx = i;</text:p>
      <text:p text:style-name="P3"><text:s text:c="4"/>}</text:p>
      <text:p text:style-name="P3"/>
      <text:p text:style-name="P3"><text:s text:c="5"/>swap(&amp;array[min_idx], &amp;array[step]);</text:p>
      <text:p text:style-name="P3"><text:s text:c="2"/>}</text:p>
      <text:p text:style-name="P3">}</text:p>
      <text:p text:style-name="P3"/>
      <text:p text:style-name="P3"/>
      <text:p text:style-name="P3"><text:soft-page-break/>int main() </text:p>
      <text:p text:style-name="P3">{</text:p>
      <text:p text:style-name="P3"><text:s text:c="2"/>int data[100],n;</text:p>
      <text:p text:style-name="P3"><text:s text:c="2"/>cout&lt;&lt;"enter elements size"&lt;&lt;endl;</text:p>
      <text:p text:style-name="P3"><text:s text:c="2"/>cin&gt;&gt;n;</text:p>
      <text:p text:style-name="P3"><text:s text:c="2"/>for(int i=0;i&lt;=n-1;i++)</text:p>
      <text:p text:style-name="P3"><text:s text:c="2"/>{</text:p>
      <text:p text:style-name="P3"><text:s text:c="2"/>cout&lt;&lt;"enter elements"&lt;&lt;endl;</text:p>
      <text:p text:style-name="P3"><text:s text:c="2"/>cin&gt;&gt;data[i];</text:p>
      <text:p text:style-name="P3"><text:s text:c="2"/>}</text:p>
      <text:p text:style-name="P3"><text:s text:c="2"/>selection(data, n);</text:p>
      <text:p text:style-name="P3"><text:s text:c="2"/>cout &lt;&lt; "Sorted array in Acsending Order:"&lt;&lt;endl;</text:p>
      <text:p text:style-name="P3"><text:s text:c="2"/>display(data, n);</text:p>
      <text:p text:style-name="P3">}</text:p>
      <text:p text:style-name="P3"/>
      <text:p text:style-name="P3"/>
      <text:p text:style-name="P3"/>
      <text:p text:style-name="P4">4. INSERTION SORT</text:p>
      <text:p text:style-name="P4"/>
      <text:p text:style-name="P4"/>
      <text:p text:style-name="P4">#include &lt;iostream&gt;</text:p>
      <text:p text:style-name="P4">using namespace std;</text:p>
      <text:p text:style-name="P4">void display(int array[], int size) </text:p>
      <text:p text:style-name="P4">{</text:p>
      <text:p text:style-name="P4"><text:s text:c="2"/>for (int i = 0; i &lt; size; i++) </text:p>
      <text:p text:style-name="P4"><text:s text:c="2"/>{</text:p>
      <text:p text:style-name="P4"><text:s text:c="4"/>cout &lt;&lt; array[i] &lt;&lt; " ";</text:p>
      <text:p text:style-name="P4"><text:s text:c="2"/>}</text:p>
      <text:p text:style-name="P4"><text:s text:c="2"/>cout &lt;&lt; endl;</text:p>
      <text:p text:style-name="P4">}</text:p>
      <text:p text:style-name="P4"/>
      <text:p text:style-name="P4">void insertion(int array[], int size) </text:p>
      <text:p text:style-name="P4">{</text:p>
      <text:p text:style-name="P4"><text:s text:c="2"/>for (int step = 1; step &lt; size; step++) </text:p>
      <text:p text:style-name="P4"><text:s text:c="2"/>{</text:p>
      <text:p text:style-name="P4"><text:s text:c="4"/>int key = array[step];</text:p>
      <text:p text:style-name="P4"><text:s text:c="4"/>int j = step - 1;</text:p>
      <text:p text:style-name="P4"><text:s text:c="4"/>while (key &lt; array[j] &amp;&amp; j &gt;= 0) </text:p>
      <text:p text:style-name="P4"><text:s text:c="4"/>{</text:p>
      <text:p text:style-name="P4"><text:s text:c="6"/>array[j+1] = array[j];</text:p>
      <text:p text:style-name="P4"><text:s text:c="6"/>--j;</text:p>
      <text:p text:style-name="P4"><text:s text:c="4"/>}</text:p>
      <text:p text:style-name="P4"><text:s text:c="4"/>array[j+1] = key;</text:p>
      <text:p text:style-name="P4"><text:s text:c="2"/>}</text:p>
      <text:p text:style-name="P4">}</text:p>
      <text:p text:style-name="P4"/>
      <text:p text:style-name="P4">int main() </text:p>
      <text:p text:style-name="P4">{</text:p>
      <text:p text:style-name="P4"><text:s text:c="2"/>int data[100],n;</text:p>
      <text:p text:style-name="P4"><text:s text:c="2"/>cout&lt;&lt;"enter elements size";</text:p>
      <text:p text:style-name="P4"><text:s text:c="2"/>cin&gt;&gt;n;</text:p>
      <text:p text:style-name="P4"><text:s text:c="2"/>for(int i=0;i&lt;=n-1;i++)</text:p>
      <text:p text:style-name="P4"><text:soft-page-break/><text:s text:c="2"/>{</text:p>
      <text:p text:style-name="P4"><text:s text:c="2"/>cout&lt;&lt;"enter elements";</text:p>
      <text:p text:style-name="P4"><text:s text:c="2"/>cin&gt;&gt;data[i];</text:p>
      <text:p text:style-name="P4"><text:s text:c="2"/>}</text:p>
      <text:p text:style-name="P4"><text:s text:c="2"/>insertion(data, n);</text:p>
      <text:p text:style-name="P4"><text:s text:c="2"/>cout &lt;&lt; "Sorted array in Acsending Order:\n";</text:p>
      <text:p text:style-name="P4"><text:s text:c="2"/>display(data, n);</text:p>
      <text:p text:style-name="P4">}</text:p>
      <text:p text:style-name="P4"/>
      <text:p text:style-name="P4"/>
      <text:p text:style-name="P6">5. QUICK SORT</text:p>
      <text:p text:style-name="P6"/>
      <text:p text:style-name="P6"/>
      <text:p text:style-name="P6">#include&lt;iostream&gt;</text:p>
      <text:p text:style-name="P6">using namespace std;</text:p>
      <text:p text:style-name="P6">#include&lt;stdlib.h&gt;</text:p>
      <text:p text:style-name="P6">void quicksort (int[10],int,int);</text:p>
      <text:p text:style-name="P6">int main()</text:p>
      <text:p text:style-name="P6">{</text:p>
      <text:p text:style-name="P6">int list[20],size,i;</text:p>
      <text:p text:style-name="P6">cout&lt;&lt;"enter size of the list"&lt;&lt;endl;</text:p>
      <text:p text:style-name="P6">cin&gt;&gt;size;</text:p>
      <text:p text:style-name="P6">cout&lt;&lt;"enter integer values:"&lt;&lt;endl;</text:p>
      <text:p text:style-name="P6">for(i=0;i&lt;size;i++)</text:p>
      <text:p text:style-name="P6">cin&gt;&gt;list[i];</text:p>
      <text:p text:style-name="P6">quicksort(list,0,size-1);</text:p>
      <text:p text:style-name="P6">cout&lt;&lt;"list after sorting is:"&lt;&lt;endl;</text:p>
      <text:p text:style-name="P6">for(i=0;i&lt;size;i++)</text:p>
      <text:p text:style-name="P6">cout&lt;&lt;list[i]&lt;&lt;endl;</text:p>
      <text:p text:style-name="P6">}</text:p>
      <text:p text:style-name="P6">void quicksort (int list[10],int first,int last)</text:p>
      <text:p text:style-name="P6">{</text:p>
      <text:p text:style-name="P6">int pivot,i,j,temp;</text:p>
      <text:p text:style-name="P6">if(first&lt;last)</text:p>
      <text:p text:style-name="P6">{</text:p>
      <text:p text:style-name="P6">pivot=first;</text:p>
      <text:p text:style-name="P6">i=first;</text:p>
      <text:p text:style-name="P6">j=last;</text:p>
      <text:p text:style-name="P6">while(i&lt;j)</text:p>
      <text:p text:style-name="P6">{</text:p>
      <text:p text:style-name="P6">while(list[i]&lt;=list[pivot] &amp;&amp; last)</text:p>
      <text:p text:style-name="P6">i++;</text:p>
      <text:p text:style-name="P6">while(list[j]&gt;list[pivot])</text:p>
      <text:p text:style-name="P6">j--;</text:p>
      <text:p text:style-name="P6">if(i&lt;j)</text:p>
      <text:p text:style-name="P6">{</text:p>
      <text:p text:style-name="P6">temp=list[i];</text:p>
      <text:p text:style-name="P6">list[i]=list[j];</text:p>
      <text:p text:style-name="P6">list[j]=temp;</text:p>
      <text:p text:style-name="P6">}</text:p>
      <text:p text:style-name="P6">}</text:p>
      <text:p text:style-name="P6">temp=list[pivot];</text:p>
      <text:p text:style-name="P6"><text:soft-page-break/>list[pivot]=list[j];</text:p>
      <text:p text:style-name="P6">list[j]=temp;</text:p>
      <text:p text:style-name="P6">quicksort(list,first,j-1);</text:p>
      <text:p text:style-name="P6">quicksort(list,j+1,last);</text:p>
      <text:p text:style-name="P6">}</text:p>
      <text:p text:style-name="P6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31T13:17:31.457222754</meta:creation-date>
    <dc:date>2020-10-31T16:13:58.838493999</dc:date>
    <meta:editing-duration>PT4M44S</meta:editing-duration>
    <meta:editing-cycles>5</meta:editing-cycles>
    <meta:generator>LibreOffice/7.0.2.2$Linux_X86_64 LibreOffice_project/00$Build-2</meta:generator>
    <meta:document-statistic meta:table-count="0" meta:image-count="0" meta:object-count="0" meta:page-count="6" meta:paragraph-count="239" meta:word-count="507" meta:character-count="3716" meta:non-whitespace-character-count="3277"/>
  </office:meta>
</office:document-meta>
</file>